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2508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EpromEMU_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table:style-name="Default"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C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6,U4</text:p>
          </table:table-cell>
          <table:table-cell office:value-type="string" calcext:value-type="string">
            <text:p>SOT-23-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1G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OP-I-28_11.8x8mm_P0.5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6C62256-55STCN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54ST-3302E/C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SOP-48_6.1x12.5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16244AP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SOP-24_4.4x7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C3245APWR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Header and Socket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7</text:p>
          </table:table-cell>
          <table:table-cell table:style-name="Default" office:value-type="string" calcext:value-type="string">
            <text:p>DIP-28_W15.2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 and 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6,C1,C4</text:p>
          </table:table-cell>
          <table:table-cell table:style-name="Default"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7T11:43:58.499238569</dc:date>
    <meta:editing-duration>PT1M44S</meta:editing-duration>
    <meta:editing-cycles>1</meta:editing-cycles>
    <meta:generator>LibreOffice/6.4.7.2$Linux_X86_64 LibreOffice_project/40$Build-2</meta:generator>
    <meta:document-statistic meta:table-count="1" meta:cell-count="44" meta:object-count="0"/>
  </office:meta>
</office:document-meta>
</file>